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0cce0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ab87949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a6922e0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a981bef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column table:default-cell-style-name="a981bef" table:style-name="ac0cce0"/>
        <table:table-row table:style-name="ab87949">
          <table:table-cell office:string-value="Pair Id" office:value-type="string" table:style-name="a6922e0">
            <text:p>Pair Id</text:p>
          </table:table-cell>
          <table:table-cell office:string-value="IC&lt;randoop&gt;" office:value-type="string" table:style-name="a6922e0">
            <text:p>IC&lt;randoop&gt;</text:p>
          </table:table-cell>
          <table:table-cell office:string-value="EIC&lt;randoop&gt;" office:value-type="string" table:style-name="a6922e0">
            <text:p>EIC&lt;randoop&gt;</text:p>
          </table:table-cell>
          <table:table-cell office:string-value="IC&lt;evosuite&gt;" office:value-type="string" table:style-name="a6922e0">
            <text:p>IC&lt;evosuite&gt;</text:p>
          </table:table-cell>
          <table:table-cell office:string-value="EIC&lt;evosuite&gt;" office:value-type="string" table:style-name="a6922e0">
            <text:p>EIC&lt;evosuite&gt;</text:p>
          </table:table-cell>
          <table:table-cell office:string-value="Expected ?" office:value-type="string" table:style-name="a6922e0">
            <text:p>Expected ?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.0" office:value-type="string" table:style-name="">
            <text:p>branch16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7.0" office:value-type="string" table:style-name="">
            <text:p>branch1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8.0" office:value-type="string" table:style-name="">
            <text:p>branch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9.0" office:value-type="string" table:style-name="">
            <text:p>branch1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.0" office:value-type="string" table:style-name="">
            <text:p>branch2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1.0" office:value-type="string" table:style-name="">
            <text:p>branch2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.0" office:value-type="string" table:style-name="">
            <text:p>branch2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3.0" office:value-type="string" table:style-name="">
            <text:p>branch2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4.0" office:value-type="string" table:style-name="">
            <text:p>branch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5.0" office:value-type="string" table:style-name="">
            <text:p>branch2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8.0" office:value-type="string" table:style-name="">
            <text:p>branch28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9.0" office:value-type="string" table:style-name="">
            <text:p>branch2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1.0" office:value-type="string" table:style-name="">
            <text:p>branch31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3.0" office:value-type="string" table:style-name="">
            <text:p>branch3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5.0" office:value-type="string" table:style-name="">
            <text:p>branch35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 table:name="Sheet2" table:style-name="ta1">
        <table:table-column table:style-name="ac0cce0" table:default-cell-style-name="ce4"/>
        <table:table-column table:style-name="ac0cce0" table:number-columns-repeated="4" table:default-cell-style-name="ce5"/>
        <table:table-row table:style-name="ab87949">
          <table:table-cell table:style-name="ce3" office:value-type="string">
            <text:p>Pair Id</text:p>
          </table:table-cell>
          <table:table-cell table:style-name="ce3" office:value-type="string">
            <text:p>IC&lt;randoop&gt;</text:p>
          </table:table-cell>
          <table:table-cell table:style-name="ce3" office:value-type="string">
            <text:p>EIC&lt;randoop&gt;</text:p>
          </table:table-cell>
          <table:table-cell table:style-name="ce3" office:value-type="string">
            <text:p>IC&lt;evosuite&gt;</text:p>
          </table:table-cell>
          <table:table-cell table:style-name="ce3" office:value-type="string">
            <text:p>EIC&lt;evosuite&gt;</text:p>
          </table:table-cell>
        </table:table-row>
        <table:table-row table:style-name="ro2">
          <table:table-cell office:value-type="string">
            <text:p>branch1.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branch2.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 office:value-type="float" office:value="215">
            <text:p>215</text:p>
          </table:table-cell>
        </table:table-row>
        <table:table-row table:style-name="ro2">
          <table:table-cell office:value-type="string">
            <text:p>branch3.0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branch4.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branch5.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725">
            <text:p>725</text:p>
          </table:table-cell>
          <table:table-cell office:value-type="float" office:value="728">
            <text:p>728</text:p>
          </table:table-cell>
        </table:table-row>
        <table:table-row table:style-name="ro2">
          <table:table-cell office:value-type="string">
            <text:p>branch6.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branch7.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branch8.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branch9.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branch10.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branch11.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branch12.0</text:p>
          </table:table-cell>
          <table:table-cell office:value-type="float" office:value="1507">
            <text:p>1507</text:p>
          </table:table-cell>
          <table:table-cell office:value-type="float" office:value="1520">
            <text:p>152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branch13.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branch14.0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branch15.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branch16.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string">
            <text:p>branch17.0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branch18.0</text:p>
          </table:table-cell>
          <table:table-cell office:value-type="float" office:value="1508">
            <text:p>1508</text:p>
          </table:table-cell>
          <table:table-cell office:value-type="float" office:value="1523">
            <text:p>152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branch19.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branch20.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branch21.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branch22.0</text:p>
          </table:table-cell>
          <table:table-cell office:value-type="float" office:value="1508">
            <text:p>1508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string">
            <text:p>branch23.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branch24.0</text:p>
          </table:table-cell>
          <table:table-cell office:value-type="float" office:value="1509">
            <text:p>1509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branch25.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36">
            <text:p>136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string">
            <text:p>branch26.0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branch27.0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branch28.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branch29.0</text:p>
          </table:table-cell>
          <table:table-cell office:value-type="float" office:value="1511">
            <text:p>151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branch30.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branch31.0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string">
            <text:p>branch32.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branch33.0</text:p>
          </table:table-cell>
          <table:table-cell office:value-type="float" office:value="1512">
            <text:p>151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branch34.0</text:p>
          </table:table-cell>
          <table:table-cell table:number-columns-repeated="2"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branch35.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</table:table-row>
        <table:table-row table:style-name="ro3" table:number-rows-repeated="2">
          <table:table-cell table:style-name="Default" table:number-columns-repeated="5"/>
        </table:table-row>
        <table:table-row table:style-name="ro4">
          <table:table-cell table:style-name="Default"/>
          <table:table-cell table:style-name="ce6" table:formula="of:=AVERAGE([.B2:.B36])" office:value-type="float" office:value="281.571428571429">
            <text:p>281.57</text:p>
          </table:table-cell>
          <table:table-cell table:style-name="ce6" table:formula="of:=AVERAGE([.C2:.C36])" office:value-type="float" office:value="128.771428571429">
            <text:p>128.77</text:p>
          </table:table-cell>
          <table:table-cell table:style-name="ce6" table:formula="of:=AVERAGE([.D2:.D36])" office:value-type="float" office:value="81.3142857142857">
            <text:p>81.31</text:p>
          </table:table-cell>
          <table:table-cell table:style-name="ce6" table:formula="of:=AVERAGE([.E2:.E36])" office:value-type="float" office:value="115.685714285714">
            <text:p>115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0-17T12:17:32</dc:date>
    <dc:creator>Jefferson </dc:creator>
    <meta:editing-duration>P0D</meta:editing-duration>
    <meta:editing-cycles>1</meta:editing-cycles>
    <meta:document-statistic meta:table-count="2" meta:cell-count="365" meta:object-count="0"/>
    <meta:user-defined meta:name="Info 1"/>
    <meta:user-defined meta:name="Info 2"/>
    <meta:user-defined meta:name="Info 3"/>
    <meta:user-defined meta:name="Info 4"/>
  </office:meta>
</office:document-meta>
</file>